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5" table:number-rows-spanned="1">
            <text:p>TOTAL CALC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9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9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9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9" office:value-type="currency" office:currency="AUD" office:value="11.05" calcext:value-type="currency">
            <text:p>$11.05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 table:number-rows-repeated="30"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3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44:48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6T18:30:10.643000000</dc:date>
    <meta:editing-duration>PT44M29S</meta:editing-duration>
    <meta:editing-cycles>4</meta:editing-cycles>
    <meta:document-statistic meta:table-count="1" meta:cell-count="144" meta:object-count="0"/>
  </office:meta>
</office:document-meta>
</file>